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5fc3" officeooo:paragraph-rsid="00095fc3"/>
    </style:style>
    <style:style style:name="P2" style:family="paragraph" style:parent-style-name="Standard">
      <style:text-properties officeooo:rsid="00095fc3" officeooo:paragraph-rsid="000a8b1a"/>
    </style:style>
    <style:style style:name="P3" style:family="paragraph" style:parent-style-name="Standard">
      <style:text-properties fo:font-size="12pt" officeooo:rsid="000cc842" officeooo:paragraph-rsid="000cc842" style:font-size-asian="10.5pt" style:font-size-complex="12pt"/>
    </style:style>
    <style:style style:name="P4" style:family="paragraph" style:parent-style-name="Standard">
      <style:text-properties officeooo:paragraph-rsid="00095fc3"/>
    </style:style>
    <style:style style:name="P5" style:family="paragraph" style:parent-style-name="Standard">
      <style:text-properties officeooo:rsid="000a8b1a" officeooo:paragraph-rsid="000a8b1a"/>
    </style:style>
    <style:style style:name="P6" style:family="paragraph" style:parent-style-name="Standard">
      <style:text-properties officeooo:paragraph-rsid="000cc842"/>
    </style:style>
    <style:style style:name="P7" style:family="paragraph" style:parent-style-name="Standard">
      <style:text-properties officeooo:rsid="000cc842" officeooo:paragraph-rsid="000cc842"/>
    </style:style>
    <style:style style:name="P8" style:family="paragraph" style:parent-style-name="Standard">
      <style:text-properties officeooo:rsid="000d5297" officeooo:paragraph-rsid="000d5297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>
      <style:text-properties officeooo:rsid="000a8b1a" officeooo:paragraph-rsid="000a8b1a"/>
    </style:style>
    <style:style style:name="P13" style:family="paragraph" style:parent-style-name="Text_20_body" style:list-style-name="L2">
      <style:paragraph-properties fo:margin-top="0in" fo:margin-bottom="0in" loext:contextual-spacing="false"/>
    </style:style>
    <style:style style:name="P14" style:family="paragraph" style:parent-style-name="Text_20_body" style:list-style-name="L2">
      <style:paragraph-properties fo:margin-top="0in" fo:margin-bottom="0in" loext:contextual-spacing="false"/>
      <style:text-properties officeooo:paragraph-rsid="000d5297"/>
    </style:style>
    <style:style style:name="P15" style:family="paragraph" style:parent-style-name="Preformatted_20_Text">
      <style:text-properties officeooo:rsid="0007c9b6" officeooo:paragraph-rsid="000cc842"/>
    </style:style>
    <style:style style:name="P16" style:family="paragraph" style:parent-style-name="Preformatted_20_Text">
      <style:text-properties fo:font-size="12pt" officeooo:rsid="000cc842" officeooo:paragraph-rsid="000cc842" style:font-size-asian="10.5pt" style:font-size-complex="12pt"/>
    </style:style>
    <style:style style:name="P17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95fc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0a8b1a" style:font-size-asian="10pt" style:font-style-asian="italic" style:font-size-complex="10pt" style:font-style-complex="italic"/>
    </style:style>
    <style:style style:name="T5" style:family="text">
      <style:text-properties fo:font-size="10pt" fo:font-style="italic" officeooo:rsid="000c66aa" style:font-size-asian="10pt" style:font-style-asian="italic" style:font-size-complex="10pt" style:font-style-complex="italic"/>
    </style:style>
    <style:style style:name="T6" style:family="text">
      <style:text-properties officeooo:rsid="000a8b1a"/>
    </style:style>
    <style:style style:name="T7" style:family="text">
      <style:text-properties officeooo:rsid="000d5297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Download nexmon to $/username/home/</text:p>
      <text:p text:style-name="P1">open nexmon directory and sudo/su to change into SuperUser.</text:p>
      <text:p text:style-name="P4"><text:span text:style-name="T1">Source setup command <text:s/></text:span><text:span text:style-name="Source_20_Text">source setup_env.sh</text:span></text:p>
      <text:p text:style-name="P1"><text:span text:style-name="T6">run make command: </text:span>make</text:p>
      <text:p text:style-name="P5">now move over to rt-ac86u path </text:p>
      <text:p text:style-name="P5"/>
      <text:p text:style-name="P5"/>
      <text:p text:style-name="P12"><text:span text:style-name="Source_20_Text">Install some dependencies: sudo apt-get install git gawk qpdf flex bison </text:span></text:p>
      <text:list xml:id="list3993666498" text:style-name="L1">
        <text:list-item>
          <text:p text:style-name="P9"><text:span text:style-name="Strong_20_Emphasis">Only necessary for x86_64 systems</text:span>, install i386 libs: </text:p>
        </text:list-item>
      </text:list>
      <text:p text:style-name="Preformatted_20_Text"><text:span text:style-name="Source_20_Text">sudo dpkg --add-architecture i386</text:span></text:p>
      <text:p text:style-name="Preformatted_20_Text"><text:span text:style-name="Source_20_Text">sudo apt-get update</text:span></text:p>
      <text:p text:style-name="P17"><text:span text:style-name="Source_20_Text">sudo apt-get install libc6:i386 libncurses5:i386 libstdc++6:i386</text:span></text:p>
      <text:list xml:id="list1451307479" text:style-name="L2">
        <text:list-item>
          <text:p text:style-name="P13">Clone the nexmon base repository: <text:span text:style-name="Source_20_Text">git clone https://github.com/seemoo-lab/nexmon.git</text:span>. </text:p>
        </text:list-item>
        <text:list-item>
          <text:p text:style-name="P14">Navigate to the previously cloned nexmon directory and <text:span text:style-name="T7">STOP!</text:span></text:p>
          <text:list>
            <text:list-item>
              <text:p text:style-name="P14"><text:span text:style-name="T7">BEFORE entering the setup command, change over to SuperUser with Sudo su. <text:s/>If you dont do this, you’ll spend the next week wondering why this code doesnt work. <text:s/>Trust me…</text:span></text:p>
            </text:list-item>
            <text:list-item>
              <text:p text:style-name="P14">execute <text:span text:style-name="Source_20_Text">source setup_env.sh</text:span> to set a couple of environment variables. </text:p>
            </text:list-item>
            <text:list-item>
              <text:p text:style-name="P14">Run <text:span text:style-name="Source_20_Text">make</text:span> to extract ucode, templateram and flashpatches from the original firmwares. </text:p>
            </text:list-item>
          </text:list>
        </text:list-item>
        <text:list-item>
          <text:p text:style-name="P13">Navigate to patches/bcm4366c0/10_10_122_20/ and clone this repository: <text:span text:style-name="Source_20_Text">git clone https://github.com/seemoo-lab/nexmon_csi.git</text:span> </text:p>
        </text:list-item>
        <text:list-item>
          <text:p text:style-name="P13">Enter the created subdirectory nexmon_csi and run <text:span text:style-name="Source_20_Text">make install-firmware REMOTEADDR=&lt;address of your rt-ac86u&gt;</text:span> to compile our firmware patch and install it on your RT-AC86U router. </text:p>
        </text:list-item>
        <text:list-item>
          <text:p text:style-name="P13">Clone the aarch64 toolchain repository: <text:span text:style-name="Source_20_Text">git clone https://github.com/RMerl/am-toolchains.git</text:span>. </text:p>
        </text:list-item>
        <text:list-item>
          <text:p text:style-name="P10">Set the compile environment: </text:p>
        </text:list-item>
      </text:list>
      <text:p text:style-name="Preformatted_20_Text"><text:span text:style-name="Source_20_Text">export AMCC=$(pwd)/am-toolchains/brcm-arm-hnd/crosstools-aarch64-gcc-5.3-linux-4.1-glibc-2.22-binutils-2.25/usr/bin/aarch64-buildroot-linux-gnu-</text:span></text:p>
      <text:p text:style-name="P17"><text:span text:style-name="Source_20_Text">export LD_LIBRARY_PATH=$(pwd)/am-toolchains/brcm-arm-hnd/crosstools-aarch64-gcc-5.3-linux-4.1-glibc-2.22-binutils-2.25/usr/lib</text:span></text:p>
      <text:list xml:id="list3035012306" text:style-name="L3">
        <text:list-item>
          <text:p text:style-name="P11">Go back to the nexmon repository root, compile and install nexutil: </text:p>
        </text:list-item>
      </text:list>
      <text:p text:style-name="Preformatted_20_Text"><text:span text:style-name="Source_20_Text">cd utilities/libnexio</text:span></text:p>
      <text:p text:style-name="Preformatted_20_Text"><text:span text:style-name="Source_20_Text">${AMCC}gcc -c libnexio.c -o libnexio.o -DBUILD_ON_RPI</text:span></text:p>
      <text:p text:style-name="Preformatted_20_Text"><text:span text:style-name="Source_20_Text">${AMCC}ar rcs libnexio.a libnexio.o</text:span></text:p>
      <text:p text:style-name="Preformatted_20_Text"><text:span text:style-name="Source_20_Text">cd ../nexutil</text:span></text:p>
      <text:p text:style-name="Preformatted_20_Text"><text:span text:style-name="Source_20_Text"/></text:p>
      <text:p text:style-name="Preformatted_20_Text"><text:span text:style-name="Source_20_Text">echo "typedef uint32_t uint;" &gt; types.h</text:span></text:p>
      <text:p text:style-name="Preformatted_20_Text"><text:soft-page-break/><text:span text:style-name="Source_20_Text">sed -i 's/argp-extern/argp/' nexutil.c</text:span></text:p>
      <text:p text:style-name="Preformatted_20_Text"><text:span text:style-name="Source_20_Text"/></text:p>
      <text:p text:style-name="Preformatted_20_Text"><text:span text:style-name="Source_20_Text">${AMCC}gcc -static -o nexutil nexutil.c bcmwifi_channels.c b64-encode.c b64-decode.c -DBUILD_ON_RPI -DVERSION=0 -I. -I../libnexio -I../../patches/include -L../libnexio/ -lnexio</text:span></text:p>
      <text:p text:style-name="Preformatted_20_Text"><text:span text:style-name="Source_20_Text"/></text:p>
      <text:p text:style-name="Preformatted_20_Text"><text:span text:style-name="Source_20_Text">scp nexutil admin@&lt;address of your rt-ac86u&gt;:/jffs/nexutil</text:span></text:p>
      <text:p text:style-name="P17"><text:span text:style-name="Source_20_Text"/></text:p>
      <text:p text:style-name="P17"><text:span text:style-name="Source_20_Text">ssh admin@</text:span><text:span text:style-name="Source_20_Text"><text:span text:style-name="T6">10.10.1.1</text:span></text:span><text:span text:style-name="Source_20_Text"> "/bin/chmod +x /jffs/nexutil"</text:span></text:p>
      <text:p text:style-name="P8">When this is done and the code is loaded on the router, you can exit out of SuperUser “su” with the exit command.</text:p>
      <text:p text:style-name="P8">OK now you can to the process of activating Nexmon (the first part on the readme page) (WTF guys… just list things in order already…)</text:p>
      <text:p text:style-name="P8"/>
      <text:p text:style-name="P1">on asus router:</text:p>
      <text:p text:style-name="P1"/>
      <text:p text:style-name="P1">enable eth5 and eth6</text:p>
      <text:p text:style-name="P1">ifconfig eth5 up</text:p>
      <text:p text:style-name="P1">ifconfig eth6 up</text:p>
      <text:p text:style-name="P1"/>
      <text:p text:style-name="P1">then go to <text:span text:style-name="T2">/jffs/ and load the ./nexutil activating the service and telling it to watch for 4 fake mac addresses ending in</text:span><text:span text:style-name="T3"> 01,02,03,04 <text:s/></text:span></text:p>
      <text:p text:style-name="P1"><text:span text:style-name="Source_20_Text"><text:span text:style-name="T3"/></text:span></text:p>
      <text:p text:style-name="P2"><text:span text:style-name="Source_20_Text"><text:span text:style-name="T4">cd /jffs/ </text:span></text:span><text:span text:style-name="Source_20_Text"><text:span text:style-name="T5">then enter the command below to turn on Nexutil </text:span></text:span></text:p>
      <text:p text:style-name="P1"><text:span text:style-name="Source_20_Text"><text:span text:style-name="T3">./nexutil -Ieth6 -s500 -b -l34 -v</text:span></text:span><text:span text:style-name="T3">m+IBEQGIBAAAESIzRAEAESIzRAIAESIzRAMAESIzRAQAAA==</text:span></text:p>
      <text:p text:style-name="P1"><text:span text:style-name="T3"/></text:p>
      <text:p text:style-name="P3"><text:span text:style-name="T2">more on this:</text:span></text:p>
      <text:p text:style-name="P15"><text:span text:style-name="Source_20_Text">makecsiparams -c 157/80 -C 1 -N 1 -m </text:span>00:11:22:33:44:01,00:11:22:33:44:02,00:11:22:33:44:03,00:11:22:33:44:04 -b 0x88</text:p>
      <text:p text:style-name="P3"><text:span text:style-name="Source_20_Text"><text:span text:style-name="T2"/></text:span></text:p>
      <text:p text:style-name="P3"><text:span text:style-name="Source_20_Text"><text:span text:style-name="T2">This command creates the string: m+IBEQGIBAAAESIzRAEAESIzRAIAESIzRAMAESIzRAQAAA==</text:span></text:span></text:p>
      <text:p text:style-name="P3"><text:span text:style-name="Source_20_Text"><text:span text:style-name="T2"><text:s/>take this string and add it after the -v command and you get</text:span></text:span></text:p>
      <text:p text:style-name="P6"><text:span text:style-name="Source_20_Text">./nexutil -Ieth6 -s500 -b -l34 -v</text:span>m+IBEQGIBAAAESIzRAEAESIzRAIAESIzRAMAESIzRAQAAA==</text:p>
      <text:p text:style-name="P6"/>
      <text:p text:style-name="P7">Thats all one line starting from ./nexutil and ending after the second equal sign...</text:p>
      <text:p text:style-name="P1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8:55:09.403945665</meta:creation-date>
    <meta:editing-duration>PT8M29S</meta:editing-duration>
    <meta:editing-cycles>3</meta:editing-cycles>
    <meta:generator>LibreOffice/6.0.7.3$Linux_X86_64 LibreOffice_project/00m0$Build-3</meta:generator>
    <dc:date>2020-04-19T22:44:58.756688447</dc:date>
    <meta:document-statistic meta:table-count="0" meta:image-count="0" meta:object-count="0" meta:page-count="2" meta:paragraph-count="46" meta:word-count="408" meta:character-count="3198" meta:non-whitespace-character-count="2830"/>
  </office:meta>
</office:document-meta>
</file>